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0d1a99" style:font-name-asian="Noto Sans CJK SC Regular" style:font-size-asian="12pt" style:font-name-complex="FreeSans" style:font-size-complex="12pt"/>
    </style:style>
    <style:style style:name="P2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228538" officeooo:paragraph-rsid="000d1a99" style:font-name-asian="Noto Sans CJK SC Regular" style:font-size-asian="12pt" style:font-name-complex="FreeSans" style:font-size-complex="12pt"/>
    </style:style>
    <style:style style:name="P3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0d1a99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" fo:font-size="12pt" fo:language="uk" fo:country="UA" officeooo:paragraph-rsid="000d1a99" style:font-size-asian="12pt" style:font-size-complex="12pt"/>
    </style:style>
    <style:style style:name="P5" style:family="paragraph" style:parent-style-name="Standard" style:list-style-name="L1" style:master-page-name="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style:page-number="auto" fo:background-color="transparent"/>
      <style:text-properties style:font-name="Times New Roman" fo:font-size="12pt" officeooo:rsid="001bfcd0" officeooo:paragraph-rsid="00275f73" style:font-size-asian="12pt" style:font-size-complex="12pt"/>
    </style:style>
    <style:style style:name="P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0d1a99"/>
    </style:style>
    <style:style style:name="P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0eda74"/>
    </style:style>
    <style:style style:name="P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24dafb"/>
    </style:style>
    <style:style style:name="P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11485b"/>
    </style:style>
    <style:style style:name="P1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122f5f"/>
    </style:style>
    <style:style style:name="P1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16a809"/>
    </style:style>
    <style:style style:name="P1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237c42"/>
    </style:style>
    <style:style style:name="P1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1953ab"/>
    </style:style>
    <style:style style:name="P1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275f73"/>
    </style:style>
    <style:style style:name="P1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0d1a99" style:font-name-asian="Noto Sans CJK SC Regular" style:font-size-asian="12pt" style:font-name-complex="FreeSans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24dafb" style:font-name-asian="Noto Sans CJK SC Regular" style:font-size-asian="12pt" style:font-name-complex="FreeSans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242283" officeooo:paragraph-rsid="000d1a99" style:font-name-asian="Noto Sans CJK SC Regular" style:font-size-asian="12pt" style:font-name-complex="FreeSans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1f962a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0d1a99" style:font-size-asian="12pt" style:font-size-complex="12pt"/>
    </style:style>
    <style:style style:name="P2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275f73" style:font-size-asian="12pt" style:font-size-complex="12pt"/>
    </style:style>
    <style:style style:name="P2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font-style="normal" officeooo:rsid="002ecd8f" officeooo:paragraph-rsid="00275f73" style:font-size-asian="12pt" style:font-style-asian="normal" style:font-size-complex="12pt" style:font-style-complex="normal"/>
    </style:style>
    <style:style style:name="P2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rsid="002634e1" officeooo:paragraph-rsid="000d1a99"/>
    </style:style>
    <style:style style:name="P2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rsid="00282d0e" officeooo:paragraph-rsid="000d1a99"/>
    </style:style>
    <style:style style:name="P2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2ecd8f" officeooo:paragraph-rsid="00141df2" style:font-style-asian="normal" style:font-style-complex="normal"/>
    </style:style>
    <style:style style:name="P2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41c6eb" officeooo:paragraph-rsid="0016a809" style:font-style-asian="normal" style:font-style-complex="normal"/>
    </style:style>
    <style:style style:name="P2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0d1a99"/>
    </style:style>
    <style:style style:name="P2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fo:font-style="normal" officeooo:rsid="00331474" officeooo:paragraph-rsid="000d1a99" style:font-name-asian="Noto Sans CJK SC Regular" style:font-size-asian="12pt" style:font-style-asian="normal" style:font-name-complex="FreeSans" style:font-size-complex="12pt" style:font-style-complex="normal"/>
    </style:style>
    <style:style style:name="P2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275f73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name-asian="Noto Sans CJK SC Regular" style:font-style-asian="italic" style:font-name-complex="FreeSans" style:font-style-complex="italic"/>
    </style:style>
    <style:style style:name="T3" style:family="text">
      <style:text-properties fo:font-style="italic" officeooo:rsid="001a6335" style:font-name-asian="Noto Sans CJK SC Regular" style:font-style-asian="italic" style:font-name-complex="FreeSans" style:font-style-complex="italic"/>
    </style:style>
    <style:style style:name="T4" style:family="text">
      <style:text-properties officeooo:rsid="004502e3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-asian="Noto Sans CJK SC Regular" style:font-name-complex="FreeSans"/>
    </style:style>
    <style:style style:name="T7" style:family="text">
      <style:text-properties style:text-position="sub 58%" officeooo:rsid="004502e3" style:font-name-asian="Noto Sans CJK SC Regular" style:font-name-complex="FreeSans"/>
    </style:style>
    <style:style style:name="T8" style:family="text">
      <style:text-properties style:text-position="sub 58%" officeooo:rsid="001a6335" style:font-name-asian="Noto Sans CJK SC Regular" style:font-name-complex="FreeSans"/>
    </style:style>
    <style:style style:name="T9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10" style:family="text">
      <style:text-properties style:text-position="sub 58%" fo:font-size="12pt" fo:language="uk" fo:country="UA" officeooo:rsid="00209c53" style:font-name-asian="Noto Sans CJK SC Regular" style:font-size-asian="12pt" style:font-name-complex="FreeSans" style:font-size-complex="12pt"/>
    </style:style>
    <style:style style:name="T11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12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3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4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5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6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7" style:family="text">
      <style:text-properties style:text-position="sub 58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8" style:family="text">
      <style:text-properties style:text-position="sub 58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9" style:family="text">
      <style:text-properties style:text-position="sub 58%" fo:font-size="12pt" fo:language="uk" fo:country="UA" fo:font-style="normal" officeooo:rsid="002f5486" style:font-name-asian="Noto Sans CJK SC Regular" style:font-size-asian="12pt" style:font-style-asian="normal" style:font-name-complex="FreeSans" style:font-size-complex="12pt" style:font-style-complex="normal"/>
    </style:style>
    <style:style style:name="T20" style:family="text">
      <style:text-properties style:text-position="sub 58%" fo:font-size="12pt" fo:language="uk" fo:country="UA" fo:font-style="normal" officeooo:rsid="000eda74" style:font-name-asian="Noto Sans CJK SC Regular" style:font-size-asian="12pt" style:font-style-asian="normal" style:font-name-complex="FreeSans" style:font-size-complex="12pt" style:font-style-complex="normal"/>
    </style:style>
    <style:style style:name="T21" style:family="text">
      <style:text-properties style:text-position="sub 58%" fo:font-size="12pt" fo:language="uk" fo:country="UA" fo:font-style="normal" officeooo:rsid="0011485b" style:font-name-asian="Noto Sans CJK SC Regular" style:font-size-asian="12pt" style:font-style-asian="normal" style:font-name-complex="FreeSans" style:font-size-complex="12pt" style:font-style-complex="normal"/>
    </style:style>
    <style:style style:name="T22" style:family="text">
      <style:text-properties style:text-position="sub 58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23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24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25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26" style:family="text">
      <style:text-properties style:text-position="sub 58%" fo:font-size="12pt" fo:language="uk" fo:country="UA" fo:font-style="normal" officeooo:rsid="001f962a" style:font-name-asian="Noto Sans CJK SC Regular" style:font-size-asian="12pt" style:font-style-asian="normal" style:font-name-complex="FreeSans" style:font-size-complex="12pt" style:font-style-complex="normal"/>
    </style:style>
    <style:style style:name="T27" style:family="text">
      <style:text-properties style:text-position="sub 58%" fo:font-size="12pt" fo:language="uk" fo:country="UA" officeooo:rsid="0040232e" style:font-name-asian="Times New Roman1" style:font-size-asian="12pt" style:font-name-complex="Times New Roman1" style:font-size-complex="12pt"/>
    </style:style>
    <style:style style:name="T28" style:family="text">
      <style:text-properties style:text-position="sub 58%" fo:language="uk" fo:country="UA" fo:font-style="normal" officeooo:rsid="00135bf8" style:font-name-asian="Noto Sans CJK SC Regular" style:font-style-asian="normal" style:font-name-complex="FreeSans" style:font-style-complex="normal"/>
    </style:style>
    <style:style style:name="T29" style:family="text">
      <style:text-properties style:text-position="sub 58%" fo:language="uk" fo:country="UA" fo:font-style="normal" officeooo:rsid="001f962a" style:font-name-asian="Noto Sans CJK SC Regular" style:font-style-asian="normal" style:font-name-complex="FreeSans" style:font-style-complex="normal"/>
    </style:style>
    <style:style style:name="T30" style:family="text">
      <style:text-properties style:text-position="sub 58%" fo:language="uk" fo:country="UA" fo:font-style="normal" officeooo:rsid="000c6998" style:font-name-asian="Symbola" style:font-style-asian="normal" style:font-name-complex="Symbola" style:font-style-complex="normal"/>
    </style:style>
    <style:style style:name="T31" style:family="text">
      <style:text-properties style:text-position="sub 58%" fo:language="uk" fo:country="UA" officeooo:rsid="000c6998"/>
    </style:style>
    <style:style style:name="T32" style:family="text">
      <style:text-properties style:text-position="sub 58%" fo:language="uk" fo:country="UA" officeooo:rsid="001a6335" style:font-name-asian="Noto Sans CJK SC Regular" style:font-name-complex="FreeSans"/>
    </style:style>
    <style:style style:name="T33" style:family="text">
      <style:text-properties style:text-position="sub 58%" officeooo:rsid="000c6998"/>
    </style:style>
    <style:style style:name="T34" style:family="text">
      <style:text-properties style:text-position="sub 58%" style:font-name="Times New Roman" officeooo:rsid="000c6998"/>
    </style:style>
    <style:style style:name="T35" style:family="text">
      <style:text-properties style:text-position="sub 58%" style:font-name="Times New Roman" fo:language="uk" fo:country="UA" fo:font-style="normal" officeooo:rsid="000c6998" style:font-name-asian="Symbola" style:font-style-asian="normal" style:font-name-complex="Symbola" style:font-style-complex="normal"/>
    </style:style>
    <style:style style:name="T36" style:family="text">
      <style:text-properties style:text-position="sub 58%" style:font-name="Times New Roman" fo:language="uk" fo:country="UA" officeooo:rsid="000c6998" style:font-name-asian="Noto Sans CJK SC Regular" style:font-name-complex="FreeSans"/>
    </style:style>
    <style:style style:name="T37" style:family="text">
      <style:text-properties style:text-position="sub 58%" style:font-name="Times New Roman" fo:language="uk" fo:country="UA" officeooo:rsid="000c6998" style:font-name-asian="Symbola" style:font-name-complex="Symbola"/>
    </style:style>
    <style:style style:name="T38" style:family="text">
      <style:text-properties style:font-name-asian="Noto Sans CJK SC Regular" style:font-name-complex="FreeSans"/>
    </style:style>
    <style:style style:name="T39" style:family="text">
      <style:text-properties officeooo:rsid="004502e3" style:font-name-asian="Noto Sans CJK SC Regular" style:font-name-complex="FreeSans"/>
    </style:style>
    <style:style style:name="T40" style:family="text">
      <style:text-properties officeooo:rsid="0046f8b1" style:font-name-asian="Noto Sans CJK SC Regular" style:font-name-complex="FreeSans"/>
    </style:style>
    <style:style style:name="T41" style:family="text">
      <style:text-properties officeooo:rsid="001dc853" style:font-name-asian="Noto Sans CJK SC Regular" style:font-name-complex="FreeSans"/>
    </style:style>
    <style:style style:name="T42" style:family="text">
      <style:text-properties officeooo:rsid="001a6335" style:font-name-asian="Noto Sans CJK SC Regular" style:font-name-complex="FreeSans"/>
    </style:style>
    <style:style style:name="T43" style:family="text">
      <style:text-properties fo:font-style="normal" officeooo:rsid="001a6335" style:font-name-asian="Noto Sans CJK SC Regular" style:font-style-asian="normal" style:font-name-complex="FreeSans" style:font-style-complex="normal"/>
    </style:style>
    <style:style style:name="T44" style:family="text">
      <style:text-properties fo:font-style="normal" officeooo:rsid="000d2bcb" style:font-style-asian="normal" style:font-style-complex="normal"/>
    </style:style>
    <style:style style:name="T45" style:family="text">
      <style:text-properties style:text-position="0% 100%"/>
    </style:style>
    <style:style style:name="T46" style:family="text">
      <style:text-properties style:text-position="0% 100%" officeooo:rsid="001dc853" style:font-name-asian="Symbola" style:font-name-complex="Symbola"/>
    </style:style>
    <style:style style:name="T47" style:family="text">
      <style:text-properties style:text-position="0% 100%" officeooo:rsid="001dc853" style:font-name-asian="Times New Roman1" style:font-name-complex="Times New Roman1"/>
    </style:style>
    <style:style style:name="T48" style:family="text">
      <style:text-properties style:text-position="0% 100%" fo:font-style="normal" officeooo:rsid="0023608f" style:font-name-asian="Symbol" style:font-style-asian="normal" style:font-name-complex="Symbol" style:font-style-complex="normal"/>
    </style:style>
    <style:style style:name="T49" style:family="text">
      <style:text-properties style:text-position="0% 100%" fo:font-style="normal" officeooo:rsid="00228538" style:font-style-asian="normal" style:font-style-complex="normal"/>
    </style:style>
    <style:style style:name="T50" style:family="text">
      <style:text-properties style:text-position="0% 100%" fo:font-style="normal" officeooo:rsid="001dc853" style:font-style-asian="normal" style:font-style-complex="normal"/>
    </style:style>
    <style:style style:name="T51" style:family="text">
      <style:text-properties style:text-position="0% 100%" fo:font-style="normal" officeooo:rsid="002452e3" style:font-style-asian="normal" style:font-style-complex="normal"/>
    </style:style>
    <style:style style:name="T52" style:family="text">
      <style:text-properties style:text-position="0% 100%" fo:font-style="normal" officeooo:rsid="0029c710" style:font-style-asian="normal" style:font-style-complex="normal"/>
    </style:style>
    <style:style style:name="T53" style:family="text">
      <style:text-properties style:text-position="0% 100%" fo:font-style="normal" officeooo:rsid="001dc853" style:font-name-asian="Noto Sans CJK SC Regular" style:font-style-asian="normal" style:font-name-complex="FreeSans" style:font-style-complex="normal"/>
    </style:style>
    <style:style style:name="T54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55" style:family="text">
      <style:text-properties style:text-position="0% 100%" fo:font-size="12pt" fo:language="uk" fo:country="UA" officeooo:rsid="00209c53" style:font-name-asian="Noto Sans CJK SC Regular" style:font-size-asian="12pt" style:font-name-complex="FreeSans" style:font-size-complex="12pt"/>
    </style:style>
    <style:style style:name="T56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57" style:family="text">
      <style:text-properties style:text-position="0% 100%" fo:font-size="12pt" fo:language="uk" fo:country="UA" officeooo:rsid="003a947a" style:font-name-asian="Noto Sans CJK SC Regular" style:font-size-asian="12pt" style:font-name-complex="FreeSans" style:font-size-complex="12pt"/>
    </style:style>
    <style:style style:name="T58" style:family="text">
      <style:text-properties style:text-position="0% 100%" fo:font-size="12pt" fo:language="uk" fo:country="UA" officeooo:rsid="003c7d60" style:font-name-asian="Noto Sans CJK SC Regular" style:font-size-asian="12pt" style:font-name-complex="FreeSans" style:font-size-complex="12pt"/>
    </style:style>
    <style:style style:name="T59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60" style:family="text">
      <style:text-properties style:text-position="0% 100%" fo:font-size="12pt" fo:language="uk" fo:country="UA" officeooo:rsid="002452e3" style:font-name-asian="Noto Sans CJK SC Regular" style:font-size-asian="12pt" style:font-name-complex="FreeSans" style:font-size-complex="12pt"/>
    </style:style>
    <style:style style:name="T61" style:family="text">
      <style:text-properties style:text-position="0% 100%" fo:font-size="12pt" fo:language="uk" fo:country="UA" officeooo:rsid="00242283" style:font-name-asian="Noto Sans CJK SC Regular" style:font-size-asian="12pt" style:font-name-complex="FreeSans" style:font-size-complex="12pt"/>
    </style:style>
    <style:style style:name="T62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63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64" style:family="text">
      <style:text-properties style:text-position="0% 100%" fo:font-size="12pt" fo:language="uk" fo:country="UA" officeooo:rsid="0040232e" style:font-name-asian="Noto Sans CJK SC Regular" style:font-size-asian="12pt" style:font-name-complex="FreeSans" style:font-size-complex="12pt"/>
    </style:style>
    <style:style style:name="T65" style:family="text">
      <style:text-properties style:text-position="0% 100%" fo:font-size="12pt" fo:language="uk" fo:country="UA" officeooo:rsid="0041c6eb" style:font-name-asian="Noto Sans CJK SC Regular" style:font-size-asian="12pt" style:font-name-complex="FreeSans" style:font-size-complex="12pt"/>
    </style:style>
    <style:style style:name="T66" style:family="text">
      <style:text-properties style:text-position="0% 100%" fo:font-size="12pt" fo:language="uk" fo:country="UA" officeooo:rsid="001dc853" style:font-name-asian="Noto Sans CJK SC Regular" style:font-size-asian="12pt" style:font-name-complex="FreeSans" style:font-size-complex="12pt"/>
    </style:style>
    <style:style style:name="T67" style:family="text">
      <style:text-properties style:text-position="0% 100%" fo:font-size="12pt" fo:language="uk" fo:country="UA" officeooo:rsid="002ecd8f" style:font-name-asian="Noto Sans CJK SC Regular" style:font-size-asian="12pt" style:font-name-complex="FreeSans" style:font-size-complex="12pt"/>
    </style:style>
    <style:style style:name="T68" style:family="text">
      <style:text-properties style:text-position="0% 100%" fo:font-size="12pt" fo:language="uk" fo:country="UA" officeooo:rsid="001a6335" style:font-name-asian="Noto Sans CJK SC Regular" style:font-size-asian="12pt" style:font-name-complex="FreeSans" style:font-size-complex="12pt"/>
    </style:style>
    <style:style style:name="T69" style:family="text">
      <style:text-properties style:text-position="0% 100%" fo:font-size="12pt" fo:language="uk" fo:country="UA" officeooo:rsid="000eda74" style:font-name-asian="Noto Sans CJK SC Regular" style:font-size-asian="12pt" style:font-name-complex="FreeSans" style:font-size-complex="12pt"/>
    </style:style>
    <style:style style:name="T70" style:family="text">
      <style:text-properties style:text-position="0% 100%" fo:font-size="12pt" fo:language="uk" fo:country="UA" officeooo:rsid="0011485b" style:font-name-asian="Noto Sans CJK SC Regular" style:font-size-asian="12pt" style:font-name-complex="FreeSans" style:font-size-complex="12pt"/>
    </style:style>
    <style:style style:name="T71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72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73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74" style:family="text">
      <style:text-properties style:text-position="0% 100%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75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76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77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78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79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80" style:family="text">
      <style:text-properties style:text-position="0% 100%" fo:font-size="12pt" fo:language="uk" fo:country="UA" fo:font-style="italic" officeooo:rsid="002ecd8f" style:font-name-asian="Noto Sans CJK SC Regular" style:font-size-asian="12pt" style:font-style-asian="italic" style:font-name-complex="FreeSans" style:font-size-complex="12pt" style:font-style-complex="italic"/>
    </style:style>
    <style:style style:name="T81" style:family="text">
      <style:text-properties style:text-position="0% 100%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82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83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84" style:family="text">
      <style:text-properties style:text-position="0% 100%" fo:font-size="12pt" fo:language="uk" fo:country="UA" fo:font-style="italic" officeooo:rsid="003c7d60" style:font-name-asian="Times New Roman1" style:font-size-asian="12pt" style:font-style-asian="italic" style:font-name-complex="Times New Roman1" style:font-size-complex="12pt" style:font-style-complex="italic"/>
    </style:style>
    <style:style style:name="T85" style:family="text">
      <style:text-properties style:text-position="0% 100%" fo:font-size="12pt" fo:language="uk" fo:country="UA" fo:font-style="italic" officeooo:rsid="003e152a" style:font-name-asian="Times New Roman1" style:font-size-asian="12pt" style:font-style-asian="italic" style:font-name-complex="Times New Roman1" style:font-size-complex="12pt" style:font-style-complex="italic"/>
    </style:style>
    <style:style style:name="T86" style:family="text">
      <style:text-properties style:text-position="0% 100%" fo:font-size="12pt" fo:language="uk" fo:country="UA" fo:font-style="italic" style:font-name-asian="Symbola" style:font-size-asian="12pt" style:font-style-asian="italic" style:font-name-complex="Symbola" style:font-size-complex="12pt" style:font-style-complex="italic"/>
    </style:style>
    <style:style style:name="T87" style:family="text">
      <style:text-properties style:text-position="0% 100%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88" style:family="text">
      <style:text-properties style:text-position="0% 100%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89" style:family="text">
      <style:text-properties style:text-position="0% 100%" fo:font-size="12pt" fo:language="uk" fo:country="UA" style:font-name-asian="Times New Roman1" style:font-size-asian="12pt" style:font-name-complex="Times New Roman1" style:font-size-complex="12pt"/>
    </style:style>
    <style:style style:name="T90" style:family="text">
      <style:text-properties style:text-position="0% 100%" fo:font-size="12pt" fo:language="uk" fo:country="UA" officeooo:rsid="0039020e" style:font-name-asian="Times New Roman1" style:font-size-asian="12pt" style:font-name-complex="Times New Roman1" style:font-size-complex="12pt"/>
    </style:style>
    <style:style style:name="T91" style:family="text">
      <style:text-properties style:text-position="0% 100%" fo:font-size="12pt" fo:language="uk" fo:country="UA" officeooo:rsid="0040232e" style:font-name-asian="Times New Roman1" style:font-size-asian="12pt" style:font-name-complex="Times New Roman1" style:font-size-complex="12pt"/>
    </style:style>
    <style:style style:name="T92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93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94" style:family="text">
      <style:text-properties style:text-position="0% 100%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95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96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97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98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99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00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01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02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03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04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05" style:family="text">
      <style:text-properties style:text-position="0% 100%" fo:font-size="12pt" fo:language="uk" fo:country="UA" fo:font-style="normal" officeooo:rsid="00242283" style:font-name-asian="Noto Sans CJK SC Regular" style:font-size-asian="12pt" style:font-style-asian="normal" style:font-name-complex="FreeSans" style:font-size-complex="12pt" style:font-style-complex="normal"/>
    </style:style>
    <style:style style:name="T106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107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108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09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10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11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12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113" style:family="text">
      <style:text-properties style:text-position="0% 100%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114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15" style:family="text">
      <style:text-properties style:text-position="0% 100%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116" style:family="text">
      <style:text-properties style:text-position="0% 100%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117" style:family="text">
      <style:text-properties style:text-position="0% 100%" fo:font-size="12pt" fo:language="uk" fo:country="UA" fo:font-style="normal" officeooo:rsid="0011485b" style:font-name-asian="Noto Sans CJK SC Regular" style:font-size-asian="12pt" style:font-style-asian="normal" style:font-name-complex="FreeSans" style:font-size-complex="12pt" style:font-style-complex="normal"/>
    </style:style>
    <style:style style:name="T118" style:family="text">
      <style:text-properties style:text-position="0% 100%" fo:font-size="12pt" fo:language="uk" fo:country="UA" fo:font-style="normal" officeooo:rsid="00122f5f" style:font-name-asian="Noto Sans CJK SC Regular" style:font-size-asian="12pt" style:font-style-asian="normal" style:font-name-complex="FreeSans" style:font-size-complex="12pt" style:font-style-complex="normal"/>
    </style:style>
    <style:style style:name="T119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120" style:family="text">
      <style:text-properties style:text-position="0% 100%" fo:font-size="12pt" fo:language="uk" fo:country="UA" fo:font-style="normal" officeooo:rsid="0021a2f8" style:font-name-asian="Noto Sans CJK SC Regular" style:font-size-asian="12pt" style:font-style-asian="normal" style:font-name-complex="FreeSans" style:font-size-complex="12pt" style:font-style-complex="normal"/>
    </style:style>
    <style:style style:name="T121" style:family="text">
      <style:text-properties style:text-position="0% 100%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122" style:family="text">
      <style:text-properties style:text-position="0% 100%" fo:font-size="12pt" fo:language="uk" fo:country="UA" fo:font-style="normal" officeooo:rsid="002290f6" style:font-name-asian="Noto Sans CJK SC Regular" style:font-size-asian="12pt" style:font-style-asian="normal" style:font-name-complex="FreeSans" style:font-size-complex="12pt" style:font-style-complex="normal"/>
    </style:style>
    <style:style style:name="T123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124" style:family="text">
      <style:text-properties style:text-position="0% 100%" fo:font-size="12pt" fo:language="uk" fo:country="UA" fo:font-style="normal" officeooo:rsid="000624d2" style:font-name-asian="Noto Sans CJK SC Regular" style:font-size-asian="12pt" style:font-style-asian="normal" style:font-name-complex="FreeSans" style:font-size-complex="12pt" style:font-style-complex="normal"/>
    </style:style>
    <style:style style:name="T125" style:family="text">
      <style:text-properties style:text-position="0% 100%" fo:font-size="12pt" fo:language="uk" fo:country="UA" fo:font-style="normal" officeooo:rsid="003c7d60" style:font-name-asian="Times New Roman1" style:font-size-asian="12pt" style:font-style-asian="normal" style:font-name-complex="Times New Roman1" style:font-size-complex="12pt" style:font-style-complex="normal"/>
    </style:style>
    <style:style style:name="T126" style:family="text">
      <style:text-properties style:text-position="0% 100%" fo:font-size="12pt" fo:language="uk" fo:country="UA" fo:font-style="normal" officeooo:rsid="003e152a" style:font-name-asian="Times New Roman1" style:font-size-asian="12pt" style:font-style-asian="normal" style:font-name-complex="Times New Roman1" style:font-size-complex="12pt" style:font-style-complex="normal"/>
    </style:style>
    <style:style style:name="T127" style:family="text">
      <style:text-properties style:text-position="0% 100%" fo:font-size="12pt" fo:language="uk" fo:country="UA" fo:font-style="normal" officeooo:rsid="003e3f3a" style:font-name-asian="Times New Roman1" style:font-size-asian="12pt" style:font-style-asian="normal" style:font-name-complex="Times New Roman1" style:font-size-complex="12pt" style:font-style-complex="normal"/>
    </style:style>
    <style:style style:name="T128" style:family="text">
      <style:text-properties style:text-position="0% 100%" fo:font-size="12pt" fo:language="uk" fo:country="UA" fo:font-style="normal" officeooo:rsid="003f9084" style:font-name-asian="Times New Roman1" style:font-size-asian="12pt" style:font-style-asian="normal" style:font-name-complex="Times New Roman1" style:font-size-complex="12pt" style:font-style-complex="normal"/>
    </style:style>
    <style:style style:name="T129" style:family="text">
      <style:text-properties style:text-position="0% 100%" fo:font-size="12pt" fo:language="uk" fo:country="UA" fo:font-style="normal" officeooo:rsid="0040232e" style:font-name-asian="Times New Roman1" style:font-size-asian="12pt" style:font-style-asian="normal" style:font-name-complex="Times New Roman1" style:font-size-complex="12pt" style:font-style-complex="normal"/>
    </style:style>
    <style:style style:name="T130" style:family="text">
      <style:text-properties style:text-position="0% 100%" fo:font-size="12pt" fo:language="uk" fo:country="UA" fo:font-style="normal" officeooo:rsid="0041c6eb" style:font-name-asian="Times New Roman1" style:font-size-asian="12pt" style:font-style-asian="normal" style:font-name-complex="Times New Roman1" style:font-size-complex="12pt" style:font-style-complex="normal"/>
    </style:style>
    <style:style style:name="T131" style:family="text">
      <style:text-properties style:text-position="0% 100%" fo:font-size="12pt" fo:language="uk" fo:country="UA" fo:font-style="normal" officeooo:rsid="0036f0c3" style:font-name-asian="Times New Roman1" style:font-size-asian="12pt" style:font-style-asian="normal" style:font-name-complex="Times New Roman1" style:font-size-complex="12pt" style:font-style-complex="normal"/>
    </style:style>
    <style:style style:name="T132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33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134" style:family="text">
      <style:text-properties style:text-position="0% 100%" fo:font-size="12pt" fo:language="uk" fo:country="UA" fo:font-style="normal" officeooo:rsid="002cf273" style:font-name-asian="Symbola" style:font-size-asian="12pt" style:font-style-asian="normal" style:font-name-complex="Symbola" style:font-size-complex="12pt" style:font-style-complex="normal"/>
    </style:style>
    <style:style style:name="T135" style:family="text">
      <style:text-properties style:text-position="0% 100%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136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37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138" style:family="text">
      <style:text-properties style:text-position="0% 100%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139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140" style:family="text">
      <style:text-properties style:text-position="0% 100%" fo:font-size="12pt" fo:language="uk" fo:country="UA" officeooo:rsid="001dc853" style:font-name-asian="Symbola" style:font-size-asian="12pt" style:font-name-complex="Symbola" style:font-size-complex="12pt"/>
    </style:style>
    <style:style style:name="T141" style:family="text">
      <style:text-properties style:text-position="0% 100%" officeooo:rsid="001bfcd0"/>
    </style:style>
    <style:style style:name="T142" style:family="text">
      <style:text-properties style:text-position="0% 100%" officeooo:rsid="00228538"/>
    </style:style>
    <style:style style:name="T143" style:family="text">
      <style:text-properties style:text-position="0% 100%" fo:font-style="italic" style:font-style-asian="italic" style:font-style-complex="italic"/>
    </style:style>
    <style:style style:name="T144" style:family="text">
      <style:text-properties style:text-position="0% 100%" fo:font-style="italic" officeooo:rsid="00228538" style:font-style-asian="italic" style:font-style-complex="italic"/>
    </style:style>
    <style:style style:name="T145" style:family="text">
      <style:text-properties style:text-position="0% 100%" fo:font-style="italic" officeooo:rsid="0011485b" style:font-style-asian="italic" style:font-style-complex="italic"/>
    </style:style>
    <style:style style:name="T146" style:family="text">
      <style:text-properties style:text-position="0% 100%" fo:font-style="italic" officeooo:rsid="001c082c" style:font-style-asian="italic" style:font-style-complex="italic"/>
    </style:style>
    <style:style style:name="T147" style:family="text">
      <style:text-properties style:text-position="0% 100%" fo:font-style="italic" officeooo:rsid="0023608f" style:font-name-asian="Symbol" style:font-style-asian="italic" style:font-name-complex="Symbol" style:font-style-complex="italic"/>
    </style:style>
    <style:style style:name="T148" style:family="text">
      <style:text-properties style:text-position="0% 100%" officeooo:rsid="0023608f"/>
    </style:style>
    <style:style style:name="T149" style:family="text">
      <style:text-properties style:text-position="0% 100%" officeooo:rsid="00242283"/>
    </style:style>
    <style:style style:name="T150" style:family="text">
      <style:text-properties style:text-position="0% 100%" officeooo:rsid="002634e1"/>
    </style:style>
    <style:style style:name="T151" style:family="text">
      <style:text-properties style:text-position="0% 100%" officeooo:rsid="0023608f" style:font-name-asian="Symbol" style:font-name-complex="Symbol1"/>
    </style:style>
    <style:style style:name="T152" style:family="text">
      <style:text-properties style:text-position="0% 100%" fo:font-size="10pt" fo:language="uk" fo:country="UA" fo:font-style="normal" officeooo:rsid="002cf273" style:font-name-asian="Symbola" style:font-size-asian="10pt" style:font-style-asian="normal" style:font-name-complex="Symbola" style:font-size-complex="10pt" style:font-style-complex="normal"/>
    </style:style>
    <style:style style:name="T153" style:family="text">
      <style:text-properties style:text-position="0% 100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154" style:family="text">
      <style:text-properties style:text-position="0% 100%" fo:language="uk" fo:country="UA" fo:font-style="normal" officeooo:rsid="002c6aae" style:font-name-asian="Noto Sans CJK SC Regular" style:font-style-asian="normal" style:font-name-complex="FreeSans" style:font-style-complex="normal"/>
    </style:style>
    <style:style style:name="T155" style:family="text">
      <style:text-properties style:text-position="0% 100%" fo:language="uk" fo:country="UA" fo:font-style="normal" officeooo:rsid="002c20a9" style:font-name-asian="Noto Sans CJK SC Regular" style:font-style-asian="normal" style:font-name-complex="FreeSans" style:font-style-complex="normal"/>
    </style:style>
    <style:style style:name="T156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157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158" style:family="text">
      <style:text-properties style:text-position="0% 100%" fo:language="uk" fo:country="UA" fo:font-style="normal" officeooo:rsid="000624d2" style:font-name-asian="Noto Sans CJK SC Regular" style:font-style-asian="normal" style:font-name-complex="FreeSans" style:font-style-complex="normal"/>
    </style:style>
    <style:style style:name="T159" style:family="text">
      <style:text-properties style:text-position="0% 100%" fo:language="uk" fo:country="UA" fo:font-style="normal" officeooo:rsid="001dc853" style:font-name-asian="Noto Sans CJK SC Regular" style:font-style-asian="normal" style:font-name-complex="FreeSans" style:font-style-complex="normal"/>
    </style:style>
    <style:style style:name="T160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161" style:family="text">
      <style:text-properties style:text-position="0% 100%" fo:language="uk" fo:country="UA" fo:font-style="normal" officeooo:rsid="00246311" style:font-name-asian="Symbola" style:font-style-asian="normal" style:font-name-complex="Symbola" style:font-style-complex="normal"/>
    </style:style>
    <style:style style:name="T162" style:family="text">
      <style:text-properties style:text-position="0% 100%" fo:language="uk" fo:country="UA" fo:font-style="normal" officeooo:rsid="000624d2" style:font-name-asian="Symbola" style:font-style-asian="normal" style:font-name-complex="Symbola" style:font-style-complex="normal"/>
    </style:style>
    <style:style style:name="T163" style:family="text">
      <style:text-properties style:text-position="0% 100%" fo:language="uk" fo:country="UA" fo:font-style="normal" officeooo:rsid="001dc853" style:font-name-asian="Symbola" style:font-style-asian="normal" style:font-name-complex="Symbola" style:font-style-complex="normal"/>
    </style:style>
    <style:style style:name="T164" style:family="text">
      <style:text-properties style:text-position="0% 100%" fo:language="uk" fo:country="UA" fo:font-style="normal" officeooo:rsid="000c6998" style:font-name-asian="Symbola" style:font-style-asian="normal" style:font-name-complex="Symbola" style:font-style-complex="normal"/>
    </style:style>
    <style:style style:name="T165" style:family="text">
      <style:text-properties style:text-position="0% 100%" fo:language="uk" fo:country="UA" fo:font-style="normal" officeooo:rsid="0023608f" style:font-name-asian="Symbol" style:font-style-asian="normal" style:font-name-complex="Symbol1" style:font-style-complex="normal"/>
    </style:style>
    <style:style style:name="T166" style:family="text">
      <style:text-properties style:text-position="0% 100%"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167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168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169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170" style:family="text">
      <style:text-properties style:text-position="0% 100%" fo:language="uk" fo:country="UA" fo:font-style="italic" officeooo:rsid="001f962a" style:font-name-asian="Noto Sans CJK SC Regular" style:font-style-asian="italic" style:font-name-complex="FreeSans" style:font-style-complex="italic"/>
    </style:style>
    <style:style style:name="T171" style:family="text">
      <style:text-properties style:text-position="0% 100%" fo:language="uk" fo:country="UA" officeooo:rsid="0023608f" style:font-name-asian="Symbol" style:font-name-complex="Symbol1"/>
    </style:style>
    <style:style style:name="T172" style:family="text">
      <style:text-properties style:text-position="0% 100%" fo:language="uk" fo:country="UA" officeooo:rsid="001dc853" style:font-name-asian="Symbola" style:font-name-complex="Symbola"/>
    </style:style>
    <style:style style:name="T173" style:family="text">
      <style:text-properties style:text-position="0% 100%" fo:language="uk" fo:country="UA" officeooo:rsid="001dc853" style:font-name-asian="Times New Roman1" style:font-name-complex="Times New Roman1"/>
    </style:style>
    <style:style style:name="T174" style:family="text">
      <style:text-properties style:text-position="0% 100%" style:font-name="Times New Roman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175" style:family="text">
      <style:text-properties style:text-position="0% 100%" style:font-name="Times New Roman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76" style:family="text">
      <style:text-properties style:text-position="0% 100%" style:font-name="Times New Roman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77" style:family="text">
      <style:text-properties style:text-position="0% 100%" style:font-name="Times New Roman" fo:font-size="12pt" fo:language="uk" fo:country="UA" fo:font-style="normal" officeooo:rsid="003c7d60" style:font-name-asian="Times New Roman1" style:font-size-asian="12pt" style:font-style-asian="normal" style:font-name-complex="Times New Roman1" style:font-size-complex="12pt" style:font-style-complex="normal"/>
    </style:style>
    <style:style style:name="T178" style:family="text">
      <style:text-properties style:text-position="0% 100%" style:font-name="Times New Roman" fo:font-size="12pt" fo:language="uk" fo:country="UA" fo:font-style="normal" officeooo:rsid="0017e70d" style:font-name-asian="Times New Roman1" style:font-size-asian="12pt" style:font-style-asian="normal" style:font-name-complex="Times New Roman1" style:font-size-complex="12pt" style:font-style-complex="normal"/>
    </style:style>
    <style:style style:name="T179" style:family="text">
      <style:text-properties style:text-position="0% 100%" style:font-name="Times New Roman" fo:font-size="12pt" fo:language="uk" fo:country="UA" fo:font-style="normal" officeooo:rsid="003e152a" style:font-name-asian="Times New Roman1" style:font-size-asian="12pt" style:font-style-asian="normal" style:font-name-complex="Times New Roman1" style:font-size-complex="12pt" style:font-style-complex="normal"/>
    </style:style>
    <style:style style:name="T180" style:family="text">
      <style:text-properties style:text-position="0% 100%" style:font-name="Times New Roman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81" style:family="text">
      <style:text-properties style:text-position="0% 100%" style:font-name="Times New Roman" fo:font-size="12pt" fo:language="uk" fo:country="UA" fo:font-style="italic" officeooo:rsid="003c7d60" style:font-name-asian="Noto Sans CJK SC Regular" style:font-size-asian="12pt" style:font-style-asian="italic" style:font-name-complex="FreeSans" style:font-size-complex="12pt" style:font-style-complex="italic"/>
    </style:style>
    <style:style style:name="T182" style:family="text">
      <style:text-properties style:text-position="0% 100%" style:font-name="Times New Roman" fo:font-size="12pt" fo:language="uk" fo:country="UA" fo:font-style="italic" officeooo:rsid="001dc853" style:font-name-asian="Symbola" style:font-size-asian="12pt" style:font-style-asian="italic" style:font-name-complex="Symbola" style:font-size-complex="12pt" style:font-style-complex="italic"/>
    </style:style>
    <style:style style:name="T183" style:family="text">
      <style:text-properties style:text-position="0% 100%" style:font-name="Times New Roman1" officeooo:rsid="0011485b" style:font-name-asian="Times New Roman1" style:font-name-complex="Times New Roman1"/>
    </style:style>
    <style:style style:name="T184" style:family="text">
      <style:text-properties style:text-position="0% 100%" style:font-name="Times New Roman1" fo:language="uk" fo:country="UA" fo:font-style="normal" officeooo:rsid="0003692d" style:font-name-asian="Times New Roman1" style:font-style-asian="normal" style:font-name-complex="Times New Roman1" style:font-style-complex="normal"/>
    </style:style>
    <style:style style:name="T185" style:family="text">
      <style:text-properties style:text-position="0% 100%" style:font-name="Times New Roman1" fo:font-size="12pt" fo:language="uk" fo:country="UA" fo:font-style="normal" officeooo:rsid="0003692d" style:font-name-asian="Times New Roman1" style:font-size-asian="12pt" style:font-style-asian="normal" style:font-name-complex="Times New Roman1" style:font-size-complex="12pt" style:font-style-complex="normal"/>
    </style:style>
    <style:style style:name="T186" style:family="text">
      <style:text-properties style:text-position="0% 100%" officeooo:rsid="000d2bcb"/>
    </style:style>
    <style:style style:name="T187" style:family="text">
      <style:text-properties style:text-position="0% 100%" style:font-name="Times New Roman" officeooo:rsid="000c6998"/>
    </style:style>
    <style:style style:name="T188" style:family="text">
      <style:text-properties style:text-position="0% 100%" style:font-name="Times New Roman" officeooo:rsid="000d2bcb"/>
    </style:style>
    <style:style style:name="T189" style:family="text">
      <style:text-properties style:text-position="0% 100%" style:font-name="Times New Roman" fo:font-style="italic" officeooo:rsid="000c6998" style:font-style-asian="italic" style:font-style-complex="italic"/>
    </style:style>
    <style:style style:name="T190" style:family="text">
      <style:text-properties style:text-position="0% 100%" style:font-name="Times New Roman" fo:language="uk" fo:country="UA" fo:font-style="normal" officeooo:rsid="001dc853" style:font-name-asian="Symbola" style:font-style-asian="normal" style:font-name-complex="Symbola" style:font-style-complex="normal"/>
    </style:style>
    <style:style style:name="T191" style:family="text">
      <style:text-properties style:text-position="0% 100%" style:font-name="Times New Roman" fo:language="uk" fo:country="UA" fo:font-style="normal" officeooo:rsid="000c6998" style:font-name-asian="Symbola" style:font-style-asian="normal" style:font-name-complex="Symbola" style:font-style-complex="normal"/>
    </style:style>
    <style:style style:name="T192" style:family="text">
      <style:text-properties style:text-position="0% 100%" style:font-name="Times New Roman" fo:language="uk" fo:country="UA" officeooo:rsid="002634e1" style:font-name-asian="Noto Sans CJK SC Regular" style:font-name-complex="FreeSans"/>
    </style:style>
    <style:style style:name="T193" style:family="text">
      <style:text-properties style:text-position="0% 100%" style:font-name="Times New Roman" fo:language="uk" fo:country="UA" officeooo:rsid="000c6998" style:font-name-asian="Noto Sans CJK SC Regular" style:font-name-complex="FreeSans"/>
    </style:style>
    <style:style style:name="T194" style:family="text">
      <style:text-properties style:text-position="0% 100%" style:font-name="Times New Roman" fo:language="uk" fo:country="UA" officeooo:rsid="001dc853" style:font-name-asian="Symbola" style:font-name-complex="Symbola"/>
    </style:style>
    <style:style style:name="T195" style:family="text">
      <style:text-properties style:text-position="0% 100%" style:font-name="Times New Roman" fo:language="uk" fo:country="UA" officeooo:rsid="000c6998" style:font-name-asian="Symbola" style:font-name-complex="Symbola"/>
    </style:style>
    <style:style style:name="T196" style:family="text">
      <style:text-properties fo:font-size="12pt" fo:language="uk" fo:country="UA" officeooo:rsid="001a6335" style:font-size-asian="12pt" style:font-size-complex="12pt"/>
    </style:style>
    <style:style style:name="T197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198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199" style:family="text">
      <style:text-properties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200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201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202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203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204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205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206" style:family="text">
      <style:text-properties fo:font-size="12pt" fo:language="uk" fo:country="UA" officeooo:rsid="00228538" style:font-name-asian="Noto Sans CJK SC Regular" style:font-size-asian="12pt" style:font-name-complex="FreeSans" style:font-size-complex="12pt"/>
    </style:style>
    <style:style style:name="T207" style:family="text">
      <style:text-properties fo:font-size="12pt" fo:language="uk" fo:country="UA" officeooo:rsid="00209c53" style:font-name-asian="Noto Sans CJK SC Regular" style:font-size-asian="12pt" style:font-name-complex="FreeSans" style:font-size-complex="12pt"/>
    </style:style>
    <style:style style:name="T208" style:family="text">
      <style:text-properties fo:font-size="12pt" fo:language="uk" fo:country="UA" officeooo:rsid="00389a2e" style:font-name-asian="Noto Sans CJK SC Regular" style:font-size-asian="12pt" style:font-name-complex="FreeSans" style:font-size-complex="12pt"/>
    </style:style>
    <style:style style:name="T209" style:family="text">
      <style:text-properties fo:font-size="12pt" fo:language="uk" fo:country="UA" officeooo:rsid="003f9084" style:font-name-asian="Noto Sans CJK SC Regular" style:font-size-asian="12pt" style:font-name-complex="FreeSans" style:font-size-complex="12pt"/>
    </style:style>
    <style:style style:name="T210" style:family="text">
      <style:text-properties fo:font-size="12pt" fo:language="uk" fo:country="UA" officeooo:rsid="00246754" style:font-name-asian="Noto Sans CJK SC Regular" style:font-size-asian="12pt" style:font-name-complex="FreeSans" style:font-size-complex="12pt"/>
    </style:style>
    <style:style style:name="T211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212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213" style:family="text">
      <style:text-properties fo:font-size="12pt" fo:language="uk" fo:country="UA" officeooo:rsid="000d1a99" style:font-name-asian="Noto Sans CJK SC Regular" style:font-size-asian="12pt" style:font-name-complex="FreeSans" style:font-size-complex="12pt"/>
    </style:style>
    <style:style style:name="T214" style:family="text">
      <style:text-properties fo:font-size="12pt" fo:language="uk" fo:country="UA" officeooo:rsid="00275f73" style:font-name-asian="Noto Sans CJK SC Regular" style:font-size-asian="12pt" style:font-name-complex="FreeSans" style:font-size-complex="12pt"/>
    </style:style>
    <style:style style:name="T215" style:family="text">
      <style:text-properties fo:font-size="12pt" fo:language="uk" fo:country="UA" style:font-name-asian="Noto Sans CJK SC Regular" style:font-size-asian="12pt" style:font-name-complex="Times New Roman" style:font-size-complex="12pt"/>
    </style:style>
    <style:style style:name="T216" style:family="text">
      <style:text-properties officeooo:rsid="001bfcd0"/>
    </style:style>
    <style:style style:name="T217" style:family="text">
      <style:text-properties officeooo:rsid="001dc853"/>
    </style:style>
    <style:style style:name="T218" style:family="text">
      <style:text-properties officeooo:rsid="001fe023"/>
    </style:style>
    <style:style style:name="T219" style:family="text">
      <style:text-properties officeooo:rsid="0046b39a"/>
    </style:style>
    <style:style style:name="T220" style:family="text">
      <style:text-properties officeooo:rsid="001cb0ba"/>
    </style:style>
    <style:style style:name="T221" style:family="text">
      <style:text-properties officeooo:rsid="000d1a99"/>
    </style:style>
    <style:style style:name="T222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" style:font-style-complex="italic"/>
    </style:style>
    <style:style style:name="T223" style:family="text">
      <style:text-properties style:text-line-through-style="none" style:text-line-through-type="none" style:text-position="0% 100%" fo:font-style="italic" officeooo:rsid="002452e3" style:font-style-asian="italic" style:font-style-complex="italic"/>
    </style:style>
    <style:style style:name="T224" style:family="text">
      <style:text-properties officeooo:rsid="000c6998"/>
    </style:style>
    <style:style style:name="T225" style:family="text">
      <style:text-properties fo:language="uk" fo:country="UA"/>
    </style:style>
    <style:style style:name="T226" style:family="text">
      <style:text-properties fo:language="uk" fo:country="UA" officeooo:rsid="000c6998"/>
    </style:style>
    <style:style style:name="T227" style:family="text">
      <style:text-properties fo:language="uk" fo:country="UA" fo:font-style="italic" style:font-name-asian="Noto Sans CJK SC Regular" style:font-style-asian="italic" style:font-name-complex="FreeSans" style:font-style-complex="italic"/>
    </style:style>
    <style:style style:name="T228" style:family="text">
      <style:text-properties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29" style:family="text">
      <style:text-properties fo:language="uk" fo:country="UA" officeooo:rsid="001a6335" style:font-name-asian="Noto Sans CJK SC Regular" style:font-name-complex="FreeSans"/>
    </style:style>
    <style:style style:name="T230" style:family="text">
      <style:text-properties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231" style:family="text">
      <style:text-properties style:text-position="super 58%"/>
    </style:style>
    <style:style style:name="T232" style:family="text">
      <style:text-properties style:text-position="super 58%" style:font-name="Times New Roman" officeooo:rsid="000c6998"/>
    </style:style>
    <style:style style:name="T233" style:family="text">
      <style:text-properties officeooo:rsid="000d2bcb"/>
    </style:style>
    <style:style style:name="T234" style:family="text">
      <style:text-properties style:font-name="Times New Roman"/>
    </style:style>
    <style:style style:name="T235" style:family="text">
      <style:text-properties style:font-name="Times New Roman" officeooo:rsid="000c6998"/>
    </style:style>
    <style:style style:name="T236" style:family="text">
      <style:text-properties style:font-name="Times New Roman" fo:font-style="italic" officeooo:rsid="000c6998" style:font-style-asian="italic" style:font-style-complex="italic"/>
    </style:style>
    <style:style style:name="T237" style:family="text">
      <style:text-properties style:font-name="Times New Roman" officeooo:rsid="000d2bcb"/>
    </style:style>
    <style:style style:name="fr1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Варіант №<text:span text:style-name="T221">2</text:span></text:p>
      <text:p text:style-name="P3"><text:span text:style-name="T1">Домовленості</text:span>: <text:span text:style-name="T4">БФ - </text:span>булева функція; <text:span text:style-name="T2">Т</text:span><text:span text:style-name="T6">0</text:span><text:span text:style-name="T38">, </text:span><text:span text:style-name="T2">Т</text:span><text:span text:style-name="T6">1</text:span><text:span text:style-name="T38">, </text:span><text:bookmark-start text:name="__DdeLink__656_1770953849"/><text:span text:style-name="T2">L</text:span><text:span text:style-name="T38">,</text:span><text:bookmark-end text:name="__DdeLink__656_1770953849"/><text:span text:style-name="T38"> </text:span><text:span text:style-name="T2">M</text:span><text:span text:style-name="T38">, </text:span><text:span text:style-name="T2">S</text:span><text:span text:style-name="T38"> - множини БФ, що, відповідно, зберігають константу 0, константу 1, лінійних, монотонних і самодвоїстих; </text:span><text:span text:style-name="T39">Р</text:span><text:span text:style-name="T7">2</text:span><text:span text:style-name="T39"> − множина </text:span><text:span text:style-name="T40">в</text:span><text:span text:style-name="T39">сіх БФ, </text:span><text:span text:style-name="T41">¬ </text:span><text:span text:style-name="T39">і ¯ - знаки, що позначають операцію заперечення.</text:span></text:p>
      <text:list xml:id="list3337828965" text:style-name="L1">
        <text:list-item>
          <text:p text:style-name="P5"><text:span text:style-name="T225">Побудувати таблицю істинності БФ </text:span><text:span text:style-name="T228">f</text:span><text:span text:style-name="T229">(</text:span><text:span text:style-name="T228">x</text:span><text:span text:style-name="T229">, </text:span><text:span text:style-name="T228">y</text:span><text:span text:style-name="T230">, </text:span><text:span text:style-name="T227">z</text:span><text:span text:style-name="T229">)</text:span><text:span text:style-name="T228"> </text:span><text:span text:style-name="T229">= </text:span><text:bookmark text:name="__DdeLink__182_388296396"/><text:span text:style-name="T159"><draw:frame draw:style-name="fr2" draw:name="Об'єкт23" text:anchor-type="as-char" svg:y="-0.1492in" svg:width="0.189in" svg:height="0.1854in" draw:z-index="5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172">⊕</text:span><text:span text:style-name="T229"> (</text:span><text:span text:style-name="T228">y</text:span><text:span text:style-name="T32"> </text:span><text:span text:style-name="T173">→</text:span><text:span text:style-name="T229"> </text:span><text:span text:style-name="T228">z</text:span><text:span text:style-name="T229">). </text:span></text:p>
        </text:list-item>
        <text:list-item>
          <text:p text:style-name="P20"><text:span text:style-name="T235">Довести, що </text:span><text:span text:style-name="T236">L</text:span><text:span text:style-name="T232">*</text:span><text:span text:style-name="T235">=</text:span><text:span text:style-name="T236">L</text:span><text:span text:style-name="T235"> </text:span><text:span text:style-name="T237">(тут </text:span><text:span text:style-name="T235"><text:s/></text:span><text:span text:style-name="T236">L</text:span><text:span text:style-name="T232">*</text:span><text:span text:style-name="T187"> - </text:span><text:span text:style-name="T188">клас двоїстих до класу</text:span><text:span text:style-name="T187"> </text:span><text:span text:style-name="T189">L</text:span><text:span text:style-name="T187"> </text:span><text:span text:style-name="T188">функцій</text:span><text:span text:style-name="T237">).</text:span></text:p>
        </text:list-item>
        <text:list-item>
          <text:p text:style-name="P20"><text:span text:style-name="T196">Визначити число тупикових днф та число мінімальних днф функції </text:span><text:span text:style-name="T226">х</text:span><text:span text:style-name="T31">1</text:span><text:span text:style-name="T163">⊕</text:span><text:span text:style-name="T164">х</text:span><text:span text:style-name="T30">2</text:span><text:span text:style-name="T163">⊕ ... ⊕ </text:span><text:span text:style-name="T164">х</text:span><text:span text:style-name="T30">n</text:span><text:span text:style-name="T164">.</text:span></text:p>
        </text:list-item>
        <text:list-item>
          <text:p text:style-name="P6"><text:span text:style-name="T196">Для БФ </text:span><text:span text:style-name="T198">f</text:span><text:span text:style-name="T201">(</text:span><text:span text:style-name="T198">x</text:span><text:span text:style-name="T201">, </text:span><text:span text:style-name="T198">y</text:span><text:span text:style-name="T201">)</text:span><text:span text:style-name="T198"> </text:span><text:span text:style-name="T201">= (00</text:span><text:span text:style-name="T202">1</text:span><text:span text:style-name="T213">1</text:span><text:span text:style-name="T201">), </text:span><text:span text:style-name="T202">що задана табли</text:span><text:span text:style-name="T203">цею істинності </text:span><text:span text:style-name="T204">(вектором значень)</text:span><text:span text:style-name="T202">,</text:span><text:span text:style-name="T201"> знайти рівн</text:span><text:span text:style-name="T205">у</text:span><text:span text:style-name="T201"> їй ДДНФ.</text:span></text:p>
        </text:list-item>
        <text:list-item>
          <text:p text:style-name="P15"><text:span text:style-name="T216">Дл</text:span>я БФ <text:span text:style-name="T1">f</text:span>(<text:span text:style-name="T1">x</text:span>, <text:span text:style-name="T1">y</text:span>)<text:span text:style-name="T1"> </text:span>= (00<text:span text:style-name="T217">1</text:span><text:span text:style-name="T221">1</text:span>), <text:span text:style-name="T217">що задана табли</text:span><text:span text:style-name="T218">цею істинності </text:span><text:span text:style-name="T219">(вектором значень)</text:span><text:span text:style-name="T217">,</text:span> знайти рівн<text:span text:style-name="T216">у</text:span> їй Д<text:span text:style-name="T216">К</text:span>НФ.</text:p>
        </text:list-item>
        <text:list-item>
          <text:p text:style-name="P15"><text:span text:style-name="T216">Дл</text:span>я БФ <text:span text:style-name="T1">f</text:span>(<text:span text:style-name="T1">x</text:span>, <text:span text:style-name="T1">y</text:span>, <text:span text:style-name="T1">z</text:span>)<text:span text:style-name="T1"> </text:span>= <text:bookmark-start text:name="__DdeLink__182_38829639611"/><text:span text:style-name="T1">x</text:span><text:bookmark-end text:name="__DdeLink__182_38829639611"/><text:span text:style-name="T1"> </text:span><text:span text:style-name="T46">⊕ </text:span><text:span text:style-name="T217">¬</text:span>(<text:span text:style-name="T1">y</text:span><text:span text:style-name="T5"> </text:span><text:span text:style-name="T47">→</text:span> <text:span text:style-name="T143">z</text:span>), <text:span text:style-name="T217">що задана аналітично,</text:span> <text:span text:style-name="T220">з</text:span><text:bookmark-start text:name="__DdeLink__188_9823469211"/>а допомогою рівносильних перетворень побудувати <text:span text:style-name="T220">рівну їй</text:span> Д<text:span text:style-name="T217">Д</text:span>НФ<text:bookmark-end text:name="__DdeLink__188_9823469211"/>.</text:p>
        </text:list-item>
        <text:list-item>
          <text:p text:style-name="P16"><text:span text:style-name="T216">Дл</text:span>я БФ <text:span text:style-name="T1">f</text:span>(<text:span text:style-name="T1">x</text:span>, <text:span text:style-name="T1">y</text:span>, <text:span text:style-name="T1">z</text:span>)<text:span text:style-name="T1"> </text:span>= <text:bookmark-start text:name="__DdeLink__182_3882963961"/><text:span text:style-name="T1">x</text:span><text:bookmark-end text:name="__DdeLink__182_3882963961"/><text:span text:style-name="T1"> </text:span><text:span text:style-name="T46">⊕ </text:span><text:span text:style-name="T217">¬</text:span>(<text:span text:style-name="T1">y</text:span><text:span text:style-name="T5"> </text:span><text:span text:style-name="T47">→</text:span> <text:span text:style-name="T1">z</text:span>), <text:span text:style-name="T217">що задана аналітично </text:span><text:span text:style-name="T52">(див. попередню задачу)</text:span><text:span text:style-name="T217">,</text:span> <text:span text:style-name="T220">з</text:span><text:bookmark-start text:name="__DdeLink__188_982346921"/>а допомогою рівносильних перетворень побудувати <text:span text:style-name="T220">рівну їй</text:span> ДКНФ<text:bookmark-end text:name="__DdeLink__188_982346921"/>.</text:p>
        </text:list-item>
        <text:list-item>
          <text:p text:style-name="P7"><text:span text:style-name="T206">За</text:span><text:span text:style-name="T207"> </text:span><text:span text:style-name="T208">вектор</text:span><text:span text:style-name="T209">а</text:span><text:span text:style-name="T208">м</text:span><text:span text:style-name="T209">и</text:span><text:span text:style-name="T208"> значень </text:span><text:span text:style-name="T207">БФ </text:span><text:span text:style-name="T199">f</text:span><text:span text:style-name="T207">(</text:span><text:span text:style-name="T199">х</text:span><text:span text:style-name="T10">1</text:span><text:span text:style-name="T207">, </text:span><text:span text:style-name="T199">х</text:span><text:span text:style-name="T10">2</text:span><text:span text:style-name="T55">) = (1011) та БФ </text:span><text:span text:style-name="T72">g</text:span><text:span text:style-name="T55">(</text:span><text:span text:style-name="T72">х</text:span><text:span text:style-name="T10">3</text:span><text:span text:style-name="T55">, </text:span><text:span text:style-name="T72">х</text:span><text:span text:style-name="T12">4</text:span><text:span text:style-name="T55">) = (</text:span><text:span text:style-name="T69">011</text:span><text:span text:style-name="T55">1) </text:span><text:span text:style-name="T56">побудувати таблицю істинності БФ </text:span><text:span text:style-name="T73">h</text:span><text:span text:style-name="T56">(</text:span><text:span text:style-name="T72">х</text:span><text:span text:style-name="T10">1</text:span><text:span text:style-name="T55">, </text:span><text:span text:style-name="T72">х</text:span><text:span text:style-name="T10">2</text:span><text:span text:style-name="T55">, </text:span><text:span text:style-name="T72">х</text:span><text:span text:style-name="T10">3</text:span><text:span text:style-name="T56">) = </text:span><text:span text:style-name="T72">g</text:span><text:span text:style-name="T55">(</text:span><text:span text:style-name="T72">х</text:span><text:span text:style-name="T20">3</text:span><text:span text:style-name="T55">, </text:span><text:span text:style-name="T72">f</text:span><text:span text:style-name="T55">(</text:span><text:span text:style-name="T10"> </text:span><text:span text:style-name="T72">х</text:span><text:span text:style-name="T20">1</text:span><text:span text:style-name="T55">, </text:span><text:span text:style-name="T72">g</text:span><text:span text:style-name="T55">(</text:span><text:span text:style-name="T72">х</text:span><text:span text:style-name="T10">3</text:span><text:span text:style-name="T55">, </text:span><text:span text:style-name="T72">х</text:span><text:span text:style-name="T20">2</text:span><text:span text:style-name="T55">))</text:span><text:span text:style-name="T56">).</text:span></text:p>
        </text:list-item>
        <text:list-item>
          <text:p text:style-name="P6"><text:span text:style-name="T57">Подати функ</text:span><text:span text:style-name="T58">ці</text:span><text:span text:style-name="T57">ю </text:span><text:span text:style-name="T72">f</text:span><text:span text:style-name="T57"> у вигляд</text:span><text:span text:style-name="T58">і</text:span><text:span text:style-name="T57"> формули над множиною операц</text:span><text:span text:style-name="T58">ій</text:span><text:span text:style-name="T57"> </text:span><text:span text:style-name="T74">Н</text:span><text:span text:style-name="T57">, </text:span><text:span text:style-name="T58">якщо <text:s/></text:span><text:span text:style-name="T72">f</text:span><text:span text:style-name="T93"> </text:span><text:span text:style-name="T94">= </text:span><text:span text:style-name="T125">→, </text:span><text:span text:style-name="T84">H</text:span><text:span text:style-name="T125"> = {¯, ∧}. </text:span></text:p>
        </text:list-item>
        <text:list-item>
          <text:p text:style-name="P26"><text:span text:style-name="T177">Довести, що </text:span><text:span text:style-name="T178">БФ</text:span><text:span text:style-name="T177"> <text:s/></text:span><text:span text:style-name="T180">f</text:span><text:span text:style-name="T174"> <text:s/></text:span><text:span text:style-name="T175">не можна подати формулою над множиною операцій Н, якщо </text:span><text:span text:style-name="T180">f</text:span><text:span text:style-name="T176"> </text:span><text:span text:style-name="T175">= </text:span><text:span text:style-name="T179">↔</text:span><text:span text:style-name="T175">, <text:s text:c="8"/></text:span><text:span text:style-name="T181">Н</text:span><text:span text:style-name="T175"> </text:span><text:span text:style-name="T177">= {∨,∧, </text:span><text:span text:style-name="T182">⊕</text:span><text:span text:style-name="T177">}. </text:span></text:p>
        </text:list-item>
        <text:list-item>
          <text:p text:style-name="P6"><text:span text:style-name="T126">Знайти розклад БФ </text:span><text:span text:style-name="T75">f</text:span><text:span text:style-name="T95">(</text:span><text:span text:style-name="T75">х</text:span><text:span text:style-name="T13">1</text:span><text:span text:style-name="T95">, </text:span><text:span text:style-name="T75">х</text:span><text:span text:style-name="T13">2</text:span><text:span text:style-name="T95">, </text:span><text:span text:style-name="T75">х</text:span><text:span text:style-name="T13">3</text:span><text:span text:style-name="T95">, </text:span><text:span text:style-name="T75">х</text:span><text:span text:style-name="T13">4</text:span><text:span text:style-name="T95">)</text:span><text:span text:style-name="T126">, що задана формулою </text:span><text:span text:style-name="T85">А</text:span><text:span text:style-name="T126"> = ((</text:span><text:span text:style-name="T75">х</text:span><text:span text:style-name="T13">1</text:span><text:span text:style-name="T132">∣</text:span><text:span text:style-name="T96">((</text:span><text:span text:style-name="T75">х</text:span><text:span text:style-name="T13">2</text:span><text:span text:style-name="T95"> </text:span><text:span text:style-name="T127">↔</text:span><text:span text:style-name="T95"> </text:span><text:span text:style-name="T75">х</text:span><text:span text:style-name="T14">1</text:span><text:span text:style-name="T96">)</text:span><text:span text:style-name="T126"> </text:span><text:span text:style-name="T127">→ </text:span><text:span text:style-name="T75">х</text:span><text:span text:style-name="T13">3</text:span><text:span text:style-name="T127">)↓(</text:span><text:span text:style-name="T97">¬</text:span><text:span text:style-name="T75">х</text:span><text:span text:style-name="T13">4</text:span><text:span text:style-name="T127">)), </text:span><text:span text:style-name="T126">за змінними </text:span><text:span text:style-name="T128">із </text:span><text:span text:style-name="T126">Z={</text:span><text:span text:style-name="T75">х</text:span><text:span text:style-name="T13">1</text:span><text:span text:style-name="T95">, </text:span><text:span text:style-name="T75">х</text:span><text:span text:style-name="T21">2</text:span><text:span text:style-name="T126">}. </text:span></text:p>
        </text:list-item>
        <text:list-item>
          <text:p text:style-name="P15"><text:span text:style-name="T141">Дл</text:span><text:span text:style-name="T142">я БФ </text:span><text:span text:style-name="T144">f</text:span><text:span text:style-name="T142">(</text:span><text:span text:style-name="T144">x</text:span><text:span text:style-name="T142">, </text:span><text:span text:style-name="T144">y</text:span><text:span text:style-name="T142">, </text:span><text:span text:style-name="T144">z</text:span><text:span text:style-name="T142">) </text:span><text:span text:style-name="T148">= (</text:span><text:span text:style-name="T149">11111010</text:span><text:span text:style-name="T148">) за означенням фіктивної (чи істотної) змінної встановити, якою - фіктивною чи істотною </text:span><text:span text:style-name="T183">−</text:span><text:span text:style-name="T148"> є змінна </text:span><text:span text:style-name="T145">у</text:span><text:span text:style-name="T49">.</text:span><text:span text:style-name="T148"> </text:span></text:p>
        </text:list-item>
        <text:list-item>
          <text:p text:style-name="P17"><text:span text:style-name="T148">Д</text:span><text:span text:style-name="T45">ля </text:span><text:span text:style-name="T150">ДДНФ </text:span><text:span text:style-name="T142">БФ </text:span><text:span text:style-name="T144">f</text:span><text:span text:style-name="T142">(</text:span><text:span text:style-name="T144">x</text:span><text:span text:style-name="T142">, </text:span><text:span text:style-name="T144">y</text:span><text:span text:style-name="T142">, </text:span><text:span text:style-name="T144">z</text:span><text:span text:style-name="T142">) </text:span><text:span text:style-name="T148">= </text:span><text:span text:style-name="T222">x</text:span><text:span text:style-name="T223"><draw:frame draw:style-name="fr1" draw:name="Об'єкт15" text:anchor-type="as-char" svg:width="0.2008in" svg:height="0.1839in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22">z</text:span><text:span text:style-name="T151">∨</text:span><text:span text:style-name="T50"><draw:frame draw:style-name="fr2" draw:name="Об'єкт14" text:anchor-type="as-char" svg:y="-0.1492in" svg:width="0.189in" svg:height="0.1854in" draw:z-index="1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46">у</text:span><text:span text:style-name="T147">z</text:span><text:span text:style-name="T151">∨</text:span><text:span text:style-name="T50"><draw:frame draw:style-name="fr2" draw:name="Об'єкт17" text:anchor-type="as-char" svg:y="-0.1492in" svg:width="0.189in" svg:height="0.1854in" draw:z-index="2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1"><draw:frame draw:style-name="fr1" draw:name="Об'єкт18" text:anchor-type="as-char" svg:width="0.2008in" svg:height="0.1839in" draw:z-index="3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48"><draw:frame draw:style-name="fr2" draw:name="Об'єкт19" text:anchor-type="as-char" svg:y="-0.1492in" svg:width="0.1783in" svg:height="0.1854in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47"> </text:span><text:span text:style-name="T148">побудувати рівний їй </text:span><text:bookmark-start text:name="__DdeLink__1066_1401347031"/><text:span text:style-name="T148">поліном Жегалкіна</text:span><text:bookmark-end text:name="__DdeLink__1066_1401347031"/><text:span text:style-name="T148">.</text:span></text:p>
        </text:list-item>
        <text:list-item>
          <text:p text:style-name="P6"><text:span text:style-name="T59">С</text:span><text:span text:style-name="T60">користавшись методом невизначених коефіцієнтів, подати </text:span><text:span text:style-name="T56">БФ </text:span><text:span text:style-name="T73">f</text:span><text:span text:style-name="T56">(</text:span><text:span text:style-name="T73">x</text:span><text:span text:style-name="T56">, </text:span><text:span text:style-name="T73">y</text:span><text:span text:style-name="T56">, </text:span><text:span text:style-name="T73">z</text:span><text:span text:style-name="T56">) </text:span><text:span text:style-name="T59">= (</text:span><text:span text:style-name="T61">1</text:span><text:span text:style-name="T60">0</text:span><text:span text:style-name="T61">1</text:span><text:span text:style-name="T60">00</text:span><text:span text:style-name="T70">1</text:span><text:span text:style-name="T61">0</text:span><text:span text:style-name="T60">1</text:span><text:span text:style-name="T59">) </text:span><text:span text:style-name="T60">у вигляді </text:span><text:bookmark-start text:name="__DdeLink__1066_14013470311"/><text:span text:style-name="T59">поліном</text:span><text:span text:style-name="T60">у</text:span><text:span text:style-name="T59"> Жегалкіна</text:span><text:bookmark-end text:name="__DdeLink__1066_14013470311"/><text:span text:style-name="T59">.</text:span></text:p>
        </text:list-item>
        <text:list-item>
          <text:p text:style-name="P6"><text:span text:style-name="T200">Довести, що </text:span><text:span text:style-name="T197">х</text:span><text:span text:style-name="T9">і</text:span><text:span text:style-name="T200"> - </text:span><text:span text:style-name="T210">фіктивна</text:span><text:span text:style-name="T200"> змінна БФ </text:span><text:span text:style-name="T197">f</text:span><text:span text:style-name="T200">(</text:span><text:span text:style-name="T197">х</text:span><text:span text:style-name="T9">1</text:span><text:span text:style-name="T200">, </text:span><text:span text:style-name="T197">х</text:span><text:span text:style-name="T9">2</text:span><text:span text:style-name="T200">, ..., </text:span><text:span text:style-name="T197">х</text:span><text:span text:style-name="T9">n</text:span><text:span text:style-name="T200">) тоді і лише тоді, коли </text:span><text:span text:style-name="T197">х</text:span><text:span text:style-name="T9">і</text:span><text:span text:style-name="T200"> явно </text:span><text:span text:style-name="T210">не </text:span><text:span text:style-name="T200">входить у поліном Жегалкіна цієї функції.</text:span><text:span text:style-name="T59"> </text:span></text:p>
        </text:list-item>
        <text:list-item>
          <text:p text:style-name="P8"><text:span text:style-name="T114">Показати, що кількість булевих функцій, що суттєво залежать від n аргументів, визначається рекурентним співвідношенням A</text:span><text:span text:style-name="T23">n</text:span><text:span text:style-name="T114"> </text:span><text:span text:style-name="T123">=</text:span><text:span text:style-name="T114"> </text:span><text:span text:style-name="T114"><draw:frame draw:style-name="fr3" draw:name="1" text:anchor-type="as-char" svg:y="-0.2181in" svg:width="0.1929in" svg:height="0.2598in" draw:z-index="13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14"><text:s/>- </text:span><text:span text:style-name="T131"><draw:frame draw:style-name="fr2" draw:name="Об'єкт53" text:anchor-type="as-char" svg:y="-0.1744in" svg:width="0.4083in" svg:height="0.248in" draw:z-index="14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31"><draw:frame draw:style-name="fr2" draw:name="Об'єкт21" text:anchor-type="as-char" svg:y="-0.1744in" svg:width="0.2764in" svg:height="0.248in" draw:z-index="15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83">A</text:span><text:span text:style-name="T24">i</text:span><text:span text:style-name="T114">, де </text:span><text:span text:style-name="T82">A</text:span><text:span text:style-name="T25">i</text:span><text:span text:style-name="T114"> - кількість булевих функцій, що суттєво залежать від </text:span><text:span text:style-name="T82">i</text:span><text:span text:style-name="T114"> аргументів.</text:span></text:p>
        </text:list-item>
        <text:list-item>
          <text:p text:style-name="P9"><text:span text:style-name="T98">Дови</text:span><text:span text:style-name="T99">значити </text:span><text:span text:style-name="T98">БФ</text:span><text:span text:style-name="T99"> </text:span><text:span text:style-name="T76">f <text:s/></text:span><text:span text:style-name="T77">= </text:span><text:span text:style-name="T99">(</text:span><text:span text:style-name="T117">1*</text:span><text:span text:style-name="T99">*1</text:span><text:span text:style-name="T117">1</text:span><text:span text:style-name="T99">*</text:span><text:span text:style-name="T117">0</text:span><text:span text:style-name="T99">*), </text:span><text:span text:style-name="T98">з</text:span><text:span text:style-name="T59">аміни</text:span><text:span text:style-name="T62">вш</text:span><text:span text:style-name="T59">и у кортежі (</text:span><text:span text:style-name="T117">1*</text:span><text:span text:style-name="T99">*1</text:span><text:span text:style-name="T117">1</text:span><text:span text:style-name="T99">*</text:span><text:span text:style-name="T117">0</text:span><text:span text:style-name="T99">*</text:span><text:span text:style-name="T59">) зірочки символами 0 і 1 так, щоб утворився вектор значень деякої лінійної функції </text:span><text:span text:style-name="T76">f</text:span><text:span text:style-name="T99">. </text:span><text:span text:style-name="T98">Записати</text:span><text:span text:style-name="T99"> </text:span><text:span text:style-name="T98">отриману </text:span><text:span text:style-name="T99">функцію </text:span><text:span text:style-name="T76">f </text:span><text:span text:style-name="T100">аналітично</text:span><text:span text:style-name="T99">. </text:span><text:span text:style-name="T100">Відповідь обґрунтувати.</text:span></text:p>
        </text:list-item>
        <text:list-item>
          <text:p text:style-name="P22"><text:span text:style-name="T92">Чи <text:s/>є монотонною БФ </text:span><text:span text:style-name="T72">f</text:span><text:span text:style-name="T93">(</text:span><text:span text:style-name="T72">х</text:span><text:span text:style-name="T12">1</text:span><text:span text:style-name="T93">, </text:span><text:span text:style-name="T72">х</text:span><text:span text:style-name="T12">2</text:span><text:span text:style-name="T93">, </text:span><text:span text:style-name="T72">х</text:span><text:span text:style-name="T15">3</text:span><text:span text:style-name="T93">) = (</text:span><text:span text:style-name="T92">0</text:span><text:span text:style-name="T101">01</text:span><text:span text:style-name="T92">1</text:span><text:span text:style-name="T101">00</text:span><text:span text:style-name="T93">01)? </text:span><text:span text:style-name="T92">Відповідь обґрунтувати.</text:span></text:p>
        </text:list-item>
        <text:list-item>
          <text:p text:style-name="P6"><text:span text:style-name="T200">Довести, що для довільної монотонної БФ </text:span><text:span text:style-name="T197">f</text:span><text:span text:style-name="T200">(</text:span><text:span text:style-name="T197">х</text:span><text:span text:style-name="T9">1</text:span><text:span text:style-name="T200">, </text:span><text:span text:style-name="T197">х</text:span><text:span text:style-name="T9">2</text:span><text:span text:style-name="T200">, ..., </text:span><text:span text:style-name="T197">х</text:span><text:span text:style-name="T9">n</text:span><text:span text:style-name="T200">) справедливий розклад: <text:s text:c="8"/></text:span><text:span text:style-name="T78"><text:s text:c="11"/>f</text:span><text:span text:style-name="T102">(</text:span><text:span text:style-name="T78">х</text:span><text:span text:style-name="T16">1</text:span><text:span text:style-name="T102">, </text:span><text:span text:style-name="T78">х</text:span><text:span text:style-name="T16">2</text:span><text:span text:style-name="T102">, ..., </text:span><text:span text:style-name="T78">х</text:span><text:span text:style-name="T16">n</text:span><text:span text:style-name="T102">) = </text:span><text:span text:style-name="T78">х</text:span><text:span text:style-name="T16">1</text:span><text:span text:style-name="T78">f</text:span><text:span text:style-name="T102">(</text:span><text:span text:style-name="T118">1</text:span><text:span text:style-name="T102">, </text:span><text:span text:style-name="T78">х</text:span><text:span text:style-name="T16">2</text:span><text:span text:style-name="T102">, ..., </text:span><text:span text:style-name="T78">х</text:span><text:span text:style-name="T16">n</text:span><text:span text:style-name="T102">)</text:span><text:span text:style-name="T136">∨</text:span><text:span text:style-name="T78">f</text:span><text:span text:style-name="T102">(</text:span><text:span text:style-name="T118">0</text:span><text:span text:style-name="T102">, </text:span><text:span text:style-name="T78">х</text:span><text:span text:style-name="T16">2</text:span><text:span text:style-name="T102">, ..., </text:span><text:span text:style-name="T78">х</text:span><text:span text:style-name="T16">n</text:span><text:span text:style-name="T102">).</text:span></text:p>
        </text:list-item>
        <text:list-item>
          <text:p text:style-name="P6"><text:span text:style-name="T102">Довести, що довільна монотонна </text:span><text:span text:style-name="T103">БФ</text:span><text:span text:style-name="T102">, що відмінна від константи, може бути представлена </text:span><text:span text:style-name="T118">К</text:span><text:span text:style-name="T102">НФ без заперечень.</text:span></text:p>
        </text:list-item>
        <text:list-item>
          <text:p text:style-name="P23"><text:span text:style-name="T92">Знайти двоїсту БФ для </text:span><text:span text:style-name="T104">БФ </text:span><text:span text:style-name="T73">f</text:span><text:span text:style-name="T104">(</text:span><text:span text:style-name="T73">x</text:span><text:span text:style-name="T104">, </text:span><text:span text:style-name="T73">y</text:span><text:span text:style-name="T104">, </text:span><text:span text:style-name="T73">z</text:span><text:span text:style-name="T104">) </text:span><text:span text:style-name="T99">= (</text:span><text:span text:style-name="T105">1</text:span><text:span text:style-name="T92">00</text:span><text:span text:style-name="T105">11</text:span><text:span text:style-name="T118">1</text:span><text:span text:style-name="T105">00</text:span><text:span text:style-name="T99">). </text:span><text:span text:style-name="T100">Відповідь обґрунтувати.</text:span></text:p>
        </text:list-item>
        <text:list-item>
          <text:p text:style-name="P6"><text:span text:style-name="T100">Ч</text:span><text:span text:style-name="T106">и є БФ </text:span><text:span text:style-name="T73">f</text:span><text:span text:style-name="T104">(</text:span><text:span text:style-name="T73">x</text:span><text:span text:style-name="T104">, </text:span><text:span text:style-name="T73">y</text:span><text:span text:style-name="T104">, </text:span><text:span text:style-name="T73">z</text:span><text:span text:style-name="T104">) </text:span><text:span text:style-name="T99">= (</text:span><text:span text:style-name="T105">1</text:span><text:span text:style-name="T102">00</text:span><text:span text:style-name="T105">11</text:span><text:span text:style-name="T118">1</text:span><text:span text:style-name="T105">00</text:span><text:span text:style-name="T99">) </text:span><text:span text:style-name="T106">(див. попередню задачу) самодвоїстою?</text:span><text:span text:style-name="T99"> </text:span><text:span text:style-name="T100">Відповідь обґрунтувати.</text:span></text:p>
        </text:list-item>
        <text:list-item>
          <text:p text:style-name="P10"><text:soft-page-break/><text:span text:style-name="T100">З</text:span><text:span text:style-name="T106">найти </text:span><text:span text:style-name="T107">(</text:span><text:span text:style-name="T106">аналітично</text:span><text:span text:style-name="T107">)</text:span><text:span text:style-name="T106"> двоїсту БФ до БФ </text:span><text:span text:style-name="T73">f</text:span><text:span text:style-name="T104">(</text:span><text:span text:style-name="T73">x</text:span><text:span text:style-name="T104">, </text:span><text:span text:style-name="T73">y</text:span><text:span text:style-name="T104">) </text:span><text:span text:style-name="T99">= <text:s/></text:span><text:bookmark-start text:name="__DdeLink__182_388296396111"/><text:span text:style-name="T79">x</text:span><text:bookmark-end text:name="__DdeLink__182_388296396111"/><text:span text:style-name="T127">↔</text:span><text:span text:style-name="T79">y</text:span><text:span text:style-name="T108">.</text:span></text:p>
        </text:list-item>
        <text:list-item>
          <text:p text:style-name="P14"><text:span text:style-name="T200">Визначити </text:span><text:span text:style-name="T211">кількість</text:span><text:span text:style-name="T200"> </text:span><text:span text:style-name="T212">БФ</text:span><text:span text:style-name="T200"> від </text:span><text:span text:style-name="T54">n</text:span><text:span text:style-name="T200"> змінних, </text:span><text:span text:style-name="T212">що</text:span><text:span text:style-name="T200"> належать множині </text:span><text:span text:style-name="T214">(</text:span><text:bookmark-start text:name="__DdeLink__608_141887944211"/><text:span text:style-name="T71">L</text:span><text:bookmark-start text:name="__DdeLink__608_1418879441211"/><text:bookmark-end text:name="__DdeLink__608_141887944211"/><text:span text:style-name="T185">∪</text:span><text:bookmark-end text:name="__DdeLink__608_1418879441211"/><text:bookmark text:name="__DdeLink__608_1418879441311"/><text:bookmark text:name="__DdeLink__608_1418879441111"/><text:bookmark text:name="__DdeLink__608_14188794441"/><text:span text:style-name="T79">Т</text:span><text:span text:style-name="T26">1</text:span><text:span text:style-name="T124">)</text:span><text:span text:style-name="T152">∩</text:span><text:span text:style-name="T71">S</text:span><text:span text:style-name="T215">. </text:span><text:span text:style-name="T100">Відповідь обґрунтувати.</text:span></text:p>
        </text:list-item>
        <text:list-item>
          <text:p text:style-name="P18"><text:span text:style-name="T153">Визначити </text:span><text:span text:style-name="T154">кількість</text:span><text:span text:style-name="T153"> </text:span><text:span text:style-name="T155">БФ</text:span><text:span text:style-name="T153"> від n змінних, </text:span><text:span text:style-name="T155">що</text:span><text:span text:style-name="T153"> належать множині </text:span><text:span text:style-name="T170">М</text:span><text:span text:style-name="T161">\</text:span><text:span text:style-name="T162">(</text:span><text:span text:style-name="T166">Т</text:span><text:span text:style-name="T28">0</text:span><text:bookmark-start text:name="__DdeLink__608_141887944121"/><text:span text:style-name="T184">∪</text:span><text:bookmark-end text:name="__DdeLink__608_141887944121"/><text:bookmark text:name="__DdeLink__608_141887944131"/><text:bookmark text:name="__DdeLink__608_141887944111"/><text:bookmark text:name="__DdeLink__608_1418879444"/><text:span text:style-name="T166">Т</text:span><text:span text:style-name="T29">1</text:span><text:span text:style-name="T158">)</text:span><text:span text:style-name="T153">. </text:span><text:span text:style-name="T156">Відповідь обґрунтувати.</text:span></text:p>
        </text:list-item>
        <text:list-item>
          <text:p text:style-name="P19"><text:span text:style-name="T157">Довести</text:span><text:span text:style-name="T156">, що не існує самодвоїстої </text:span><text:span text:style-name="T157">БФ</text:span><text:span text:style-name="T156">, </text:span><text:span text:style-name="T157">істотно</text:span><text:span text:style-name="T156"> залежної від двох </text:span>змінних. </text:p>
        </text:list-item>
        <text:list-item>
          <text:p text:style-name="P6"><text:span text:style-name="T110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100">Відповідь обґрунтувати.</text:span></text:p>
        </text:list-item>
        <text:list-item>
          <text:p text:style-name="P21"><text:span text:style-name="T192">Визначити довжину скороченої днф функції </text:span><text:span text:style-name="T193">х</text:span><text:span text:style-name="T36">1</text:span><text:span text:style-name="T194">⊕</text:span><text:span text:style-name="T195">х</text:span><text:span text:style-name="T37">2</text:span><text:span text:style-name="T194">⊕ ... ⊕ </text:span><text:span text:style-name="T195">х</text:span><text:span text:style-name="T37">n</text:span><text:span text:style-name="T195">.</text:span></text:p>
        </text:list-item>
        <text:list-item>
          <text:p text:style-name="P24"><text:span text:style-name="T54">Користуючись методом зведення до функ</text:span><text:span text:style-name="T64">ці</text:span><text:span text:style-name="T54">онально повно</text:span><text:span text:style-name="T64">ї</text:span><text:span text:style-name="T54"> системи </text:span><text:span text:style-name="T91">Σ</text:span><text:span text:style-name="T27">0</text:span><text:span text:style-name="T64"> = {</text:span><text:span text:style-name="T91">∨,∧, ¯</text:span><text:span text:style-name="T64">}</text:span><text:span text:style-name="T54">, </text:span><text:span text:style-name="T91">Σ</text:span><text:span text:style-name="T27">1</text:span><text:span text:style-name="T64"> = {</text:span><text:span text:style-name="T91">∨, ¯</text:span><text:span text:style-name="T64">}</text:span><text:span text:style-name="T54">, або </text:span><text:span text:style-name="T91">Σ</text:span><text:span text:style-name="T27">2</text:span><text:span text:style-name="T64"> = {</text:span><text:span text:style-name="T91">∧, ¯</text:span><text:span text:style-name="T64">}</text:span><text:span text:style-name="T54">, довести функ</text:span><text:span text:style-name="T65">ціо</text:span><text:span text:style-name="T54">нальну повноту системи </text:span><text:span text:style-name="T91">Σ</text:span><text:span text:style-name="T54"> </text:span><text:span text:style-name="T64">= {</text:span><text:span text:style-name="T73">х</text:span><text:span text:style-name="T90">→</text:span><text:span text:style-name="T73">у</text:span><text:span text:style-name="T56">, </text:span><text:span text:style-name="T66"><draw:frame draw:style-name="fr2" draw:name="Об'єкт22" text:anchor-type="as-char" svg:y="-0.1492in" svg:width="0.189in" svg:height="0.1854in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4">}</text:span><text:span text:style-name="T54">. </text:span></text:p>
        </text:list-item>
        <text:list-item>
          <text:p text:style-name="P25"><text:span text:style-name="T54">Чи є </text:span><text:span text:style-name="T67">функ</text:span><text:span text:style-name="T64">ці</text:span><text:span text:style-name="T67">онально повно</text:span><text:span text:style-name="T54">ю</text:span><text:span text:style-name="T67"> систем</text:span><text:span text:style-name="T54">а БФ</text:span><text:span text:style-name="T67"> </text:span><text:span text:style-name="T91">Σ </text:span><text:span text:style-name="T89">= </text:span><text:span text:style-name="T64">{</text:span><text:span text:style-name="T91">∨,∧, </text:span><text:span text:style-name="T140">⊕, </text:span><text:span text:style-name="T139">0</text:span><text:span text:style-name="T64">}? </text:span><text:span text:style-name="T63">Відповідь обґрунтувати. </text:span></text:p>
        </text:list-item>
        <text:list-item>
          <text:p text:style-name="P11"><text:span text:style-name="T112">Чи є базисом в Р</text:span><text:span text:style-name="T22">2</text:span><text:span text:style-name="T112"> </text:span><text:span text:style-name="T110">систем</text:span><text:span text:style-name="T112">а</text:span><text:span text:style-name="T110"> </text:span><text:span text:style-name="T112">БФ </text:span><text:span text:style-name="T129">Σ</text:span><text:span text:style-name="T111"> = {</text:span><text:span text:style-name="T129">∨,∧, <text:s/>¯</text:span><text:span text:style-name="T111">}</text:span><text:span text:style-name="T119">?</text:span><text:span text:style-name="T111"> </text:span><text:span text:style-name="T100">Відповідь обґрунтувати. </text:span></text:p>
        </text:list-item>
        <text:list-item>
          <text:p text:style-name="P11"><text:span text:style-name="T109">Чи є </text:span><text:span text:style-name="T110">функ</text:span><text:span text:style-name="T111">ці</text:span><text:span text:style-name="T110">онально повно</text:span><text:span text:style-name="T109">ю</text:span><text:span text:style-name="T110"> систем</text:span><text:span text:style-name="T109">а БФ</text:span><text:span text:style-name="T110"> </text:span><text:span text:style-name="T129">Σ </text:span><text:span text:style-name="T130">= </text:span><text:span text:style-name="T111">{</text:span><text:span text:style-name="T112">(1</text:span><text:span text:style-name="T119">1</text:span><text:span text:style-name="T112">)</text:span><text:span text:style-name="T129">, </text:span><text:span text:style-name="T112">(0</text:span><text:span text:style-name="T119">111</text:span><text:span text:style-name="T112">)</text:span><text:span text:style-name="T129">, </text:span><text:span text:style-name="T133">(00110111)</text:span><text:span text:style-name="T111">}? </text:span><text:span text:style-name="T100">Відповідь обґрунтувати. </text:span></text:p>
        </text:list-item>
        <text:list-item>
          <text:p text:style-name="P6"><text:span text:style-name="T63">Д</text:span><text:span text:style-name="T54">овести, що коли </text:span><text:span text:style-name="T56"><text:s/></text:span><text:span text:style-name="T73">f</text:span><text:span text:style-name="T139">∉</text:span><text:span text:style-name="T79">Т</text:span><text:span text:style-name="T11">0</text:span><text:span text:style-name="T68"> </text:span><text:span text:style-name="T139">∪</text:span><text:span text:style-name="T68"> </text:span><text:span text:style-name="T79">Т</text:span><text:span text:style-name="T11">1</text:span><text:span text:style-name="T139">∪</text:span><text:bookmark-start text:name="__DdeLink__608_141887944212"/><text:span text:style-name="T71">S</text:span><text:bookmark-end text:name="__DdeLink__608_141887944212"/><text:span text:style-name="T54">, то {</text:span><text:span text:style-name="T56"> </text:span><text:span text:style-name="T73">f</text:span><text:span text:style-name="T54">} − функціонально повна система.</text:span></text:p>
        </text:list-item>
        <text:list-item>
          <text:p text:style-name="P6"><text:span text:style-name="T110">Чи існує базис в P</text:span><text:span text:style-name="T17">2</text:span><text:span text:style-name="T110">, що складається з таких чотирьох функцій </text:span><text:span text:style-name="T80">f</text:span><text:span text:style-name="T17">1</text:span><text:span text:style-name="T110">, </text:span><text:span text:style-name="T80">f</text:span><text:span text:style-name="T17">2</text:span><text:span text:style-name="T110">, </text:span><text:span text:style-name="T80">f</text:span><text:span text:style-name="T17">3</text:span><text:span text:style-name="T110">, </text:span><text:span text:style-name="T80">f</text:span><text:span text:style-name="T17">4</text:span><text:span text:style-name="T110">, що </text:span><text:span text:style-name="T73">f</text:span><text:span text:style-name="T17">1</text:span><text:span text:style-name="T134">∉</text:span><text:span text:style-name="T79">Т</text:span><text:span text:style-name="T18">0</text:span><text:span text:style-name="T110">, </text:span><text:span text:style-name="T73">f</text:span><text:span text:style-name="T19">2</text:span><text:span text:style-name="T134">∉</text:span><text:span text:style-name="T79">Т</text:span><text:span text:style-name="T19">1</text:span><text:span text:style-name="T110">, </text:span><text:span text:style-name="T73">f</text:span><text:span text:style-name="T19">3</text:span><text:span text:style-name="T134">∉</text:span><text:span text:style-name="T80">L</text:span><text:span text:style-name="T110">, </text:span><text:span text:style-name="T73">f</text:span><text:span text:style-name="T19">4</text:span><text:span text:style-name="T134">∉</text:span><text:span text:style-name="T110">S? </text:span><text:span text:style-name="T100">Відповідь обґрунтувати.</text:span></text:p>
        </text:list-item>
        <text:list-item>
          <text:p text:style-name="P12"><text:span text:style-name="T99">Мінімізувати </text:span><text:span text:style-name="T113">БФ</text:span><text:span text:style-name="T99"> </text:span><text:span text:style-name="T76">f</text:span><text:span text:style-name="T113"> за допомогою </text:span><text:span text:style-name="T99">метод</text:span><text:span text:style-name="T122">у</text:span><text:span text:style-name="T113"> Блейка і </text:span><text:span text:style-name="T99">метод</text:span><text:span text:style-name="T121">у </text:span><text:span text:style-name="T116">Петрика</text:span><text:span text:style-name="T113">, </text:span><text:span text:style-name="T114">якщо</text:span><text:span text:style-name="T76"> <text:s text:c="33"/>f</text:span><text:span text:style-name="T104">(</text:span><text:span text:style-name="T73">x</text:span><text:span text:style-name="T104">, </text:span><text:span text:style-name="T73">y</text:span><text:span text:style-name="T104">, </text:span><text:span text:style-name="T73">z</text:span><text:span text:style-name="T104">) </text:span><text:span text:style-name="T99">= </text:span><text:span text:style-name="T88">x</text:span><text:span text:style-name="T115">(</text:span><text:span text:style-name="T81">у</text:span><text:span text:style-name="T136">∨</text:span><text:span text:style-name="T114"><draw:frame draw:style-name="fr1" draw:name="Об'єкт7" text:anchor-type="as-char" svg:width="0.2008in" svg:height="0.1839in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37">z</text:span><text:span text:style-name="T138">)</text:span><text:span text:style-name="T135">∨</text:span><text:span text:style-name="T99"> </text:span><text:span text:style-name="T97">¬</text:span><text:span text:style-name="T114">((</text:span><text:span text:style-name="T97"><draw:frame draw:style-name="fr2" draw:name="Об'єкт8" text:anchor-type="as-char" svg:y="-0.1492in" svg:width="0.189in" svg:height="0.1854in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35">∨</text:span><text:span text:style-name="T137"><draw:frame draw:style-name="fr2" draw:name="Об'єкт9" text:anchor-type="as-char" svg:y="-0.1492in" svg:width="0.1783in" svg:height="0.1854in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38">)(</text:span><text:span text:style-name="T87">у</text:span><text:span text:style-name="T135">∨</text:span><text:span text:style-name="T137"><draw:frame draw:style-name="fr2" draw:name="Об'єкт10" text:anchor-type="as-char" svg:y="-0.1492in" svg:width="0.1783in" svg:height="0.1854in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38">))</text:span><text:span text:style-name="T136">∨</text:span><text:span text:style-name="T136"><draw:frame draw:style-name="fr2" draw:name="Об'єкт11" text:anchor-type="as-char" svg:y="-0.1492in" svg:width="0.189in" svg:height="0.1854in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15"><draw:frame draw:style-name="fr1" draw:name="Об'єкт12" text:anchor-type="as-char" svg:width="0.2008in" svg:height="0.1839in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38">.</text:span><text:span text:style-name="T82"> </text:span></text:p>
        </text:list-item>
        <text:list-item>
          <text:p text:style-name="P12"><text:span text:style-name="T100">Довести, що жодна проста імпліканта монотонної </text:span><text:span text:style-name="T103">БФ</text:span><text:span text:style-name="T100"> не містить заперечень змінних.</text:span></text:p>
        </text:list-item>
        <text:list-item>
          <text:p text:style-name="P6"><text:span text:style-name="T100">Довести, що скорочена ДНФ, що представляє монотонну </text:span><text:span text:style-name="T103">БФ</text:span><text:span text:style-name="T100">, є мінімальною </text:span><text:span text:style-name="T103">ДНФ</text:span><text:span text:style-name="T100">.</text:span></text:p>
        </text:list-item>
        <text:list-item>
          <text:p text:style-name="P13"><text:span text:style-name="T108">Визначити число тупикових ДНФ та число мінімальних ДНФ </text:span><text:span text:style-name="T120">булевої функції</text:span><text:span text:style-name="T108"> </text:span><text:span text:style-name="T79">f</text:span><text:span text:style-name="T108">(</text:span><text:span text:style-name="T79">х</text:span><text:span text:style-name="T18">1</text:span><text:span text:style-name="T108">, </text:span><text:span text:style-name="T79">х</text:span><text:span text:style-name="T18">2</text:span><text:span text:style-name="T108">, ..., </text:span><text:span text:style-name="T79">х</text:span><text:span text:style-name="T18">n</text:span><text:span text:style-name="T108">) = (011111...110).</text:span></text:p>
        </text:list-item>
        <text:list-item>
          <text:p text:style-name="P20"><text:span text:style-name="T156">Довести, якщо </text:span><text:span text:style-name="T166">f</text:span><text:span text:style-name="T108"> не є константою, а </text:span><text:span text:style-name="T166">f</text:span><text:span text:style-name="T108"> </text:span><text:span text:style-name="T165">∨</text:span><text:span text:style-name="T166">f</text:span><text:span text:style-name="T153">*</text:span><text:span text:style-name="T108"> - константа, то <text:s/></text:span><text:span text:style-name="T167">f</text:span><text:span text:style-name="T160">∉</text:span><text:span text:style-name="T168">М</text:span><text:span text:style-name="T160">∪</text:span><text:bookmark-start text:name="__DdeLink__608_1418879442121"/><text:span text:style-name="T169">S</text:span><text:bookmark-end text:name="__DdeLink__608_1418879442121"/><text:span text:style-name="T169">.</text:span></text:p>
          <text:p text:style-name="P27"/>
        </text:list-item>
      </text:list>
      <text:p text:style-name="P2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05:36:58.716516350</meta:creation-date>
    <dc:date>2022-02-23T23:22:13.849513637</dc:date>
    <meta:editing-duration>PT2H39M46S</meta:editing-duration>
    <meta:editing-cycles>12</meta:editing-cycles>
    <meta:generator>LibreOffice/6.4.7.2$Linux_X86_64 LibreOffice_project/40$Build-2</meta:generator>
    <meta:document-statistic meta:table-count="0" meta:image-count="0" meta:object-count="16" meta:page-count="2" meta:paragraph-count="42" meta:word-count="742" meta:character-count="4383" meta:non-whitespace-character-count="3637"/>
  </office:meta>
</office:document-meta>
</file>

<file path=Object 1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0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1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2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9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0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21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

<file path=Object 2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3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4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6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7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8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9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